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E000000C76F23CC23821BF146.jpg" manifest:media-type="image/jpeg"/>
  <manifest:file-entry manifest:full-path="Pictures/100000000000032000000258C52E449BCB7E90F2.png" manifest:media-type="image/png"/>
  <manifest:file-entry manifest:full-path="Pictures/1000020100000508000003EA6525210EC35F2F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border-title">
      <style:graphic-properties draw:fill-color="#ffffff" fo:min-height="3.256cm"/>
    </style:style>
    <style:style style:name="pr2" style:family="presentation" style:parent-style-name="lyt-techborder-outline1">
      <style:graphic-properties draw:fill-color="#ffffff" fo:min-height="1.5cm"/>
    </style:style>
    <style:style style:name="pr3" style:family="presentation" style:parent-style-name="lyt-techborder-notes">
      <style:graphic-properties draw:fill-color="#ffffff" draw:auto-grow-height="true" fo:min-height="13.365cm"/>
    </style:style>
    <style:style style:name="pr4" style:family="presentation" style:parent-style-name="lyt-techborder-title">
      <style:graphic-properties fo:min-height="1.2cm"/>
    </style:style>
    <style:style style:name="pr5" style:family="presentation" style:parent-style-name="lyt-techborder-notes">
      <style:graphic-properties draw:fill-color="#ffffff" fo:min-height="13.364cm"/>
    </style:style>
    <style:style style:name="pr6" style:family="presentation" style:parent-style-name="lyt-techborder-title">
      <style:graphic-properties fo:min-height="3.506cm"/>
    </style:style>
    <style:style style:name="pr7" style:family="presentation" style:parent-style-name="lyt-techborder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start" fo:text-indent="-0.9cm"/>
    </style:style>
    <style:style style:name="P4" style:family="paragraph">
      <loext:graphic-properties draw:fill-color="#ffffff"/>
      <style:paragraph-properties fo:margin-left="1.2cm" fo:margin-right="0cm" fo:text-align="start" fo:text-indent="-0.9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3b8d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3b8d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3b8d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3b8d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3b8d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3b8d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3b8d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3b8d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3b8d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border" presentation:presentation-page-layout-name="AL1T1">
        <draw:frame presentation:style-name="pr1" draw:text-style-name="P2" draw:layer="layout" svg:width="22.1cm" svg:height="3.256cm" svg:x="1.4cm" svg:y="0.962cm" presentation:class="title">
          <draw:text-box>
            <text:p text:style-name="P1">Vicksburg Campaign</text:p>
          </draw:text-box>
        </draw:frame>
        <draw:frame presentation:style-name="pr2" draw:text-style-name="P4" draw:layer="layout" svg:width="13cm" svg:height="1.5cm" svg:x="6cm" svg:y="5cm" presentation:class="outline" presentation:user-transformed="true">
          <draw:text-box>
            <text:list text:style-name="L2">
              <text:list-header>
                <text:p text:style-name="P3">30 April-4 July <text:s/>186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echborder" presentation:presentation-page-layout-name="AL1T1">
        <draw:frame presentation:style-name="pr4" draw:layer="layout" svg:width="22.1cm" svg:height="3.473cm" svg:x="1.5cm" svg:y="1.368cm" presentation:class="title" presentation:user-transformed="true">
          <draw:text-box>
            <text:p>Challenge: Distill This Number of Points </text:p>
          </draw:text-box>
        </draw:frame>
        <draw:frame draw:style-name="gr2" draw:text-style-name="P6" draw:layer="layout" svg:width="25.709cm" svg:height="20cm" svg:x="0.291cm" svg:y="1.5cm">
          <draw:image xlink:href="Pictures/1000020100000508000003EA6525210EC35F2F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echborder" presentation:presentation-page-layout-name="AL1T1">
        <draw:frame presentation:style-name="pr6" draw:layer="layout" svg:width="22.1cm" svg:height="3.506cm" svg:x="1.4cm" svg:y="0.837cm" presentation:class="title">
          <draw:text-box>
            <text:p>To a Manageable Number of Points</text:p>
          </draw:text-box>
        </draw:frame>
        <draw:frame draw:style-name="gr2" draw:text-style-name="P6" draw:layer="layout" svg:width="15.547cm" svg:height="12.18cm" svg:x="5cm" svg:y="6.32cm" presentation:class="graphic" presentation:user-transformed="true">
          <draw:image xlink:href="Pictures/10000000000000FE000000C76F23CC23821BF1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echborder" presentation:presentation-page-layout-name="AL1T1">
        <draw:frame presentation:style-name="pr6" draw:layer="layout" svg:width="22.1cm" svg:height="3.506cm" svg:x="1.4cm" svg:y="0.837cm" presentation:class="title">
          <draw:text-box>
            <text:p>Command Structure</text:p>
          </draw:text-box>
        </draw:frame>
        <draw:frame presentation:style-name="pr7" draw:layer="layout" svg:width="22.1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_5f_dark" draw:display-name="rectangles3_dark" xlink:href="Pictures/100000000000032000000258C52E449BCB7E90F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echborder-background" style:family="presentation">
      <style:graphic-properties draw:stroke="none" draw:fill="bitmap" draw:fill-image-name="rectangles3_5f_dark" style:repeat="stretch"/>
    </style:style>
    <style:style style:name="lyt-techborder-backgroundobjects" style:family="presentation">
      <style:graphic-properties draw:shadow="hidden" draw:shadow-offset-x="0.3cm" draw:shadow-offset-y="0.3cm" draw:shadow-color="#808080"/>
    </style:style>
    <style:style style:name="lyt-techborder-notes" style:family="presentation">
      <style:graphic-properties draw:stroke="none" draw:fill="none">
        <text:list-style style:name="lyt-techbord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techborder-outline1" style:family="presentation">
      <style:graphic-properties draw:stroke="none" draw:fill="none">
        <text:list-style style:name="lyt-techborder-outline1">
          <text:list-level-style-bullet text:level="1" text:bullet-char="●">
            <style:list-level-properties text:space-before="0.3cm" text:min-label-width="0.9cm"/>
            <style:text-properties fo:font-family="StarSymbol" fo:color="#23b8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b8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b8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b8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b8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b8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b8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b8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b8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outline2" style:family="presentation" style:parent-style-name="lyt-techbord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border-outline3" style:family="presentation" style:parent-style-name="lyt-techbord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border-outline4" style:family="presentation" style:parent-style-name="lyt-techbord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border-outline5" style:family="presentation" style:parent-style-name="lyt-techbord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border-outline6" style:family="presentation" style:parent-style-name="lyt-techbord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border-outline7" style:family="presentation" style:parent-style-name="lyt-techbord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border-outline8" style:family="presentation" style:parent-style-name="lyt-techbord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border-outline9" style:family="presentation" style:parent-style-name="lyt-techbord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border-subtitle" style:family="presentation">
      <style:graphic-properties draw:stroke="none" draw:fill="none" draw:textarea-vertical-align="middle">
        <text:list-style style:name="lyt-techbor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title" style:family="presentation">
      <style:graphic-properties draw:stroke="none" draw:fill="none" draw:textarea-vertical-align="middle">
        <text:list-style style:name="lyt-techbor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b8dc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_5f_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echbord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bor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techbor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techborder" style:page-layout-name="PM1" draw:style-name="Mdp1">
      <draw:frame presentation:style-name="lyt-techborder-title" draw:layer="backgroundobjects" svg:width="22.1cm" svg:height="3.506cm" svg:x="1.4cm" svg:y="0.837cm" presentation:class="title" presentation:placeholder="true">
        <draw:text-box/>
      </draw:frame>
      <draw:frame presentation:style-name="lyt-techborder-outline1" draw:layer="backgroundobjects" svg:width="22.1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7.9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6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techborder-title" draw:layer="backgroundobjects" svg:width="14.848cm" svg:height="11.136cm" svg:x="3.075cm" svg:y="2.257cm" presentation:class="page"/>
        <draw:frame presentation:style-name="lyt-techbor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Technical Border</dc:title>
    <dc:description>Template created by Sun Microsystems</dc:description>
    <meta:creation-date>2019-10-12T09:58:03.614593819</meta:creation-date>
    <dc:language>en-US</dc:language>
    <meta:editing-cycles>3</meta:editing-cycles>
    <meta:editing-duration>PT47M55S</meta:editing-duration>
    <dc:date>2019-10-12T22:38:23.143962398</dc:date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